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I fly with 'River',</text:p>
      <text:p text:style-name="Standard"><text:s text:c="2"/>I fly with 'Jayne',</text:p>
      <text:p text:style-name="Standard"><text:s text:c="2"/>I fly with 'Wash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19:46:35</meta:creation-date>
    <dc:date>2010-09-22T21:13:13</dc:date>
    <meta:editing-duration>PT00H01M48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1" meta:paragraph-count="3" meta:word-count="14" meta:character-count="63"/>
    <dc:creator>Tomas Kramar</dc:creator>
  </office:meta>
</office:document-meta>
</file>